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8.918cm" table:align="margins"/>
    </style:style>
    <style:style style:name="Tabelle1.A" style:family="table-column">
      <style:table-column-properties style:column-width="18.918cm" style:rel-column-width="65535*"/>
    </style:style>
    <style:style style:name="Tabelle1.A1" style:family="table-cell">
      <style:table-cell-properties fo:padding="0.097cm" fo:border="0.002cm solid #000000"/>
    </style:style>
    <style:style style:name="Tabelle3" style:family="table">
      <style:table-properties style:width="18.918cm" table:align="margins"/>
    </style:style>
    <style:style style:name="Tabelle3.A" style:family="table-column">
      <style:table-column-properties style:column-width="18.918cm" style:rel-column-width="65535*"/>
    </style:style>
    <style:style style:name="Tabelle3.A1" style:family="table-cell">
      <style:table-cell-properties fo:padding="0.097cm" fo:border="0.002cm solid #000000"/>
    </style:style>
    <style:style style:name="Table7" style:family="table">
      <style:table-properties style:width="18.918cm" table:align="margins"/>
    </style:style>
    <style:style style:name="Table7.A" style:family="table-column">
      <style:table-column-properties style:column-width="18.918cm" style:rel-column-width="65535*"/>
    </style:style>
    <style:style style:name="Table7.A1" style:family="table-cell">
      <style:table-cell-properties fo:padding="0.097cm" fo:border="0.002cm solid #000000"/>
    </style:style>
    <style:style style:name="Table1" style:family="table">
      <style:table-properties style:width="18.918cm" table:align="margins"/>
    </style:style>
    <style:style style:name="Table1.A" style:family="table-column">
      <style:table-column-properties style:column-width="18.918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8.918cm" table:align="margins"/>
    </style:style>
    <style:style style:name="Table2.A" style:family="table-column">
      <style:table-column-properties style:column-width="18.918cm" style:rel-column-width="65535*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18.918cm" table:align="margins"/>
    </style:style>
    <style:style style:name="Table3.A" style:family="table-column">
      <style:table-column-properties style:column-width="18.918cm" style:rel-column-width="65535*"/>
    </style:style>
    <style:style style:name="Table3.A1" style:family="table-cell">
      <style:table-cell-properties fo:padding="0.097cm" fo:border="0.002cm solid #000000"/>
    </style:style>
    <style:style style:name="Table4" style:family="table">
      <style:table-properties style:width="18.918cm" table:align="margins"/>
    </style:style>
    <style:style style:name="Table4.A" style:family="table-column">
      <style:table-column-properties style:column-width="18.918cm" style:rel-column-width="65535*"/>
    </style:style>
    <style:style style:name="Table4.A1" style:family="table-cell">
      <style:table-cell-properties fo:padding="0.097cm" fo:border="0.002cm solid #000000"/>
    </style:style>
    <style:style style:name="Table5" style:family="table">
      <style:table-properties style:width="18.918cm" table:align="margins"/>
    </style:style>
    <style:style style:name="Table5.A" style:family="table-column">
      <style:table-column-properties style:column-width="18.918cm" style:rel-column-width="65535*"/>
    </style:style>
    <style:style style:name="Table5.A1" style:family="table-cell">
      <style:table-cell-properties fo:padding="0.097cm" fo:border="0.002cm solid #000000"/>
    </style:style>
    <style:style style:name="Table6" style:family="table">
      <style:table-properties style:width="18.918cm" table:align="margins"/>
    </style:style>
    <style:style style:name="Table6.A" style:family="table-column">
      <style:table-column-properties style:column-width="18.918cm" style:rel-column-width="65535*"/>
    </style:style>
    <style:style style:name="Table6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start" style:justify-single-word="false"/>
      <style:text-properties style:font-name="Courier New"/>
    </style:style>
    <style:style style:name="P2" style:family="paragraph" style:parent-style-name="Standard">
      <style:paragraph-properties fo:text-align="start" style:justify-single-word="false"/>
      <style:text-properties style:font-name="Courier New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start" style:justify-single-word="false" fo:background-color="#99ccff">
        <style:background-image/>
      </style:paragraph-properties>
      <style:text-properties style:font-name="Courier New"/>
    </style:style>
    <style:style style:name="P6" style:family="paragraph" style:parent-style-name="Table_20_Contents">
      <style:paragraph-properties fo:text-align="start" style:justify-single-word="false" fo:background-color="#99ccff">
        <style:background-image/>
      </style:paragraph-properties>
      <style:text-properties style:font-name="Courier New"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 fo:background-color="#99ccff">
        <style:background-image/>
      </style:paragraph-properties>
      <style:text-properties style:font-name="Courier New" fo:font-size="12pt" fo:language="de" fo:country="DE" style:font-name-asian="Courier New" style:font-size-asian="12pt" style:font-name-complex="Courier New" style:font-size-complex="12pt"/>
    </style:style>
    <style:style style:name="P8" style:family="paragraph" style:parent-style-name="Standard">
      <style:paragraph-properties fo:background-color="#99ccff" style:text-autospace="none">
        <style:background-image/>
      </style:paragraph-properties>
      <style:text-properties style:font-name="Courier New" fo:font-size="12pt" fo:language="de" fo:country="DE" style:font-name-asian="Courier New" style:font-size-asian="12pt" style:font-name-complex="Courier New" style:font-size-complex="12pt"/>
    </style:style>
    <style:style style:name="P9" style:family="paragraph" style:parent-style-name="Standard">
      <style:paragraph-properties fo:background-color="#99ccff" style:text-autospace="none">
        <style:background-image/>
      </style:paragraph-properties>
      <style:text-properties style:font-name="Courier New" fo:font-size="12pt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Courier New" fo:font-size="18pt" fo:font-weight="bold" style:font-size-asian="18pt" style:font-weight-asian="bold" style:font-size-complex="18pt" style:font-weight-complex="bold"/>
    </style:style>
    <style:style style:name="P11" style:family="paragraph" style:parent-style-name="Table_20_Contents">
      <style:paragraph-properties fo:text-align="start" style:justify-single-word="false" fo:background-color="#99ccff">
        <style:background-image/>
      </style:paragraph-properties>
      <style:text-properties style:font-name="Courier New" fo:font-size="12pt" style:font-size-asian="12pt" style:font-size-complex="12pt"/>
    </style:style>
    <style:style style:name="T1" style:family="text">
      <style:text-properties fo:color="#0000ff"/>
    </style:style>
    <style:style style:name="T2" style:family="text">
      <style:text-properties fo:color="#0000ff" fo:language="de" fo:country="DE" style:text-underline-style="none" style:font-name-asian="Courier New" style:font-name-complex="Courier New"/>
    </style:style>
    <style:style style:name="T3" style:family="text">
      <style:text-properties fo:color="#0000ff" fo:language="de" fo:country="DE" style:font-name-asian="Courier New" style:font-name-complex="Courier New"/>
    </style:style>
    <style:style style:name="T4" style:family="text">
      <style:text-properties fo:color="#0000ff" fo:font-weight="bold" style:font-weight-asian="bold" style:font-weight-complex="bold"/>
    </style:style>
    <style:style style:name="T5" style:family="text">
      <style:text-properties fo:color="#00ae00"/>
    </style:style>
    <style:style style:name="T6" style:family="text">
      <style:text-properties fo:color="#00ae00" fo:language="de" fo:country="DE" style:text-underline-style="none" style:font-name-asian="Courier New" style:font-name-complex="Courier New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de" fo:country="DE" style:font-name-asian="Courier New" style:font-name-complex="Courier New"/>
    </style:style>
    <style:style style:name="T9" style:family="text">
      <style:text-properties style:use-window-font-color="true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WDL2WSDL</text:p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7">&lt;?xml version="1.0" encoding="UTF-8" standalone="no"?&gt;</text:p>
            <text:p text:style-name="P9"><text:span text:style-name="T8">&lt;definitions name="</text:span><text:span text:style-name="T3">NCName</text:span><text:span text:style-name="T8">"</text:span></text:p>
            <text:p text:style-name="P8"><text:s/>targetNamespace="http://decidr.org/mailws" </text:p>
            <text:p text:style-name="P8"><text:s/>xmlns="http://schemas.xmlsoap.org/wsdl/" </text:p>
            <text:p text:style-name="P8"><text:s/>xmlns:http="http://schemas.xmlsoap.org/wsdl/http/" <text:s text:c="2"/></text:p>
            <text:p text:style-name="P8"><text:s/>xmlns:mime="http://schemas.xmlsoap.org/wsdl/mime/" <text:s text:c="2"/></text:p>
            <text:p text:style-name="P8"><text:s/>xmlns:plnk="http://docs.oasis-open.org/wsbpel/2.0/plnktype" </text:p>
            <text:p text:style-name="P8"><text:s/>xmlns:soap="http://schemas.xmlsoap.org/wsdl/soap/" </text:p>
            <text:p text:style-name="P9"><text:span text:style-name="T8"><text:s/>xmlns:tns="http://decidr.de/</text:span><text:span text:style-name="T6">tenantName</text:span><text:span text:style-name="T8">/wsdl/</text:span><text:span text:style-name="T2">NCName</text:span><text:span text:style-name="T8">" </text:span></text:p>
            <text:p text:style-name="P8"><text:s/>xmlns:vprop="http://docs.oasis-open.org/wsbpel/2.0/varprop" &gt;</text:p>
          </table:table-cell>
        </table:table-row>
      </table:table>
      <text:p text:style-name="P1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5">&lt;types&gt;</text:p>
            <text:p text:style-name="P5"><text:s text:c="2"/>&lt;schema&gt;</text:p>
            <text:p text:style-name="P5"><text:s text:c="4"/>&lt;complexType name=“<text:span text:style-name="T7">startMessage</text:span>“&gt;</text:p>
            <text:p text:style-name="P5"><text:s text:c="6"/>&lt;sequence&gt;</text:p>
            <text:p text:style-name="P5"><text:s text:c="8"/>&lt;element name=“<text:span text:style-name="T7">DWDLVariableName</text:span>“ type=“<text:span text:style-name="T7">QName</text:span>“&gt;</text:p>
            <text:p text:style-name="P5"><text:s text:c="6"/>&lt;/sequence&gt;</text:p>
            <text:p text:style-name="P5"><text:s text:c="4"/>&lt;/complexType&gt;</text:p>
            <text:p text:style-name="P5"><text:s text:c="2"/>&lt;/schema&gt;</text:p>
            <text:p text:style-name="P5">&lt;/types&gt;</text:p>
            <text:p text:style-name="P5"/>
          </table:table-cell>
        </table:table-row>
      </table:table>
      <text:p text:style-name="P2"/>
      <table:table table:name="Table7" table:style-name="Table7">
        <table:table-column table:style-name="Table7.A"/>
        <table:table-row>
          <table:table-cell table:style-name="Table7.A1" office:value-type="string">
            <text:p text:style-name="P6">&lt;message name="<text:span text:style-name="T7">processIn</text:span>"&gt;</text:p>
            <text:p text:style-name="P6"><text:s text:c="2"/>&lt;part name="<text:span text:style-name="T7">payload</text:span>" type="<text:span text:style-name="T7">startMessage</text:span>"/&gt;</text:p>
            <text:p text:style-name="P6">&lt;/message&gt;</text:p>
            <text:p text:style-name="P6"/>
            <text:p text:style-name="P6">&lt;message name=“<text:span text:style-name="T7">processOut</text:span>“&gt;</text:p>
            <text:p text:style-name="P6"><text:s text:c="2"/>&lt;part name=“<text:span text:style-name="T7">payload</text:span>“ type=“<text:span text:style-name="T7">responseMessage</text:span>“ /&gt;</text:p>
            <text:p text:style-name="P6">&lt;/message&gt;</text:p>
          </table:table-cell>
        </table:table-row>
      </table:table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&lt;partnerLinkType name="<text:span text:style-name="T5">TenantName</text:span><text:span text:style-name="T9">-PLT</text:span>"&gt;</text:p>
            <text:p text:style-name="P6"><text:s text:c="2"/>&lt;role name="<text:span text:style-name="T7">processProvider</text:span>" portType="<text:span text:style-name="T1">NCName</text:span><text:span text:style-name="T7">-PortType</text:span>" /&gt;</text:p>
            <text:p text:style-name="P6">&lt;/partnerLinkType&gt;</text:p>
          </table:table-cell>
        </table:table-row>
      </table:table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&lt;portType name="<text:span text:style-name="T1">NCName</text:span><text:span text:style-name="T7">-PortType</text:span>"&gt;</text:p>
            <text:p text:style-name="P6"><text:s text:c="2"/>&lt;operation name="<text:span text:style-name="T7">startProcess</text:span>"&gt;</text:p>
            <text:p text:style-name="P6"><text:s text:c="4"/>&lt;input message="<text:span text:style-name="T7">processIn</text:span>"/&gt;</text:p>
            <text:p text:style-name="P6"><text:s text:c="2"/>&lt;/operation&gt;</text:p>
            <text:p text:style-name="P6">&lt;/portType&gt;</text:p>
            <text:p text:style-name="P6"/>
            <text:p text:style-name="P6">&lt;portType name=“<text:span text:style-name="T1">NCName</text:span><text:span text:style-name="T7">-Callback-PortType</text:span>“&gt;</text:p>
            <text:p text:style-name="P6"><text:s text:c="2"/>&lt;opertation name=“<text:span text:style-name="T9">onResult</text:span>“&gt;</text:p>
            <text:p text:style-name="P6"><text:s text:c="4"/>&lt;input message=“<text:span text:style-name="T7">responseMessage</text:span>“ /&gt;</text:p>
            <text:p text:style-name="P6"><text:s text:c="2"/>&lt;/operation&gt;</text:p>
            <text:p text:style-name="P6">&lt;/portType&gt;</text:p>
          </table:table-cell>
        </table:table-row>
      </table:table>
      <text:p text:style-name="P2"/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P6">&lt;service name="Service"&gt;</text:p>
            <text:p text:style-name="P6"><text:s text:c="2"/>&lt;port name="<text:span text:style-name="T1">NCName</text:span><text:span text:style-name="T7">-PortName</text:span>" binding="<text:span text:style-name="T7">SoapBinding</text:span>"&gt;</text:p>
            <text:p text:style-name="P6"><text:s text:c="4"/>&lt;address location=""/&gt;</text:p>
            <text:p text:style-name="P6"><text:s text:c="2"/>&lt;/port&gt;</text:p>
            <text:p text:style-name="P6">&lt;/service&gt;</text:p>
          </table:table-cell>
        </table:table-row>
      </table:table>
      <text:p text:style-name="P2"/>
      <table:table table:name="Table4" table:style-name="Table4">
        <table:table-column table:style-name="Table4.A"/>
        <table:table-row>
          <table:table-cell table:style-name="Table4.A1" office:value-type="string">
            <text:p text:style-name="P6">&lt;binding name="<text:span text:style-name="T7">SoapBinding</text:span>" type="<text:span text:style-name="T1">NCName</text:span><text:span text:style-name="T7">-PortType</text:span>"&gt;</text:p>
            <text:p text:style-name="P6"><text:s text:c="2"/>&lt;soap:binding </text:p>
            <text:p text:style-name="P6"><text:s text:c="3"/>style="document" </text:p>
            <text:p text:style-name="P6"><text:s text:c="3"/>transport="http://schemas.xmlsoap.org/soap/http"/&gt;</text:p>
            <text:p text:style-name="P6"><text:s text:c="2"/>&lt;operation name="asyncOperation"&gt;</text:p>
            <text:p text:style-name="P6"><text:s text:c="4"/>&lt;soap:operation/&gt;</text:p>
            <text:p text:style-name="P6"><text:s text:c="4"/>&lt;input&gt;</text:p>
            <text:p text:style-name="P6"><text:s text:c="6"/>&lt;soap:body use="literal"/&gt;</text:p>
            <text:p text:style-name="P6"><text:s text:c="4"/>&lt;/input&gt;</text:p>
            <text:p text:style-name="P6"><text:s text:c="2"/>&lt;/operation&gt;</text:p>
            <text:p text:style-name="P6">&lt;/binding&gt;</text:p>
            <text:p text:style-name="P6">&lt;binding name=“SoapCallbackBinding“ type=“<text:span text:style-name="T1">NCName</text:span><text:span text:style-name="T7">-Callback-PortType</text:span>“&gt;</text:p>
            <text:p text:style-name="P6"><text:s text:c="2"/>&lt;soap:binding </text:p>
            <text:p text:style-name="P6"><text:s text:c="3"/>style="document" </text:p>
            <text:p text:style-name="P6"><text:s text:c="3"/>transport="http://schemas.xmlsoap.org/soap/http"/&gt;</text:p>
            <text:p text:style-name="P6"><text:s text:c="2"/>&lt;operation name="<text:span text:style-name="T9">onResult</text:span>"&gt;</text:p>
            <text:p text:style-name="P6"><text:s text:c="4"/>&lt;soap:operation/&gt;</text:p>
            <text:p text:style-name="P6"><text:s text:c="4"/>&lt;input&gt;</text:p>
            <text:p text:style-name="P6"><text:s text:c="6"/>&lt;soap:body use="literal"/&gt;</text:p>
            <text:p text:style-name="P6"><text:s text:c="4"/>&lt;/input&gt;</text:p>
            <text:p text:style-name="P6"><text:s text:c="2"/>&lt;/operation&gt;</text:p>
            <text:p text:style-name="P6">&lt;/binding&gt;</text:p>
          </table:table-cell>
        </table:table-row>
      </table:table>
      <text:p text:style-name="P3"/>
      <table:table table:name="Table5" table:style-name="Table5">
        <table:table-column table:style-name="Table5.A"/>
        <table:table-row>
          <table:table-cell table:style-name="Table5.A1" office:value-type="string">
            <text:p text:style-name="P6">&lt;property name=“pid“ type=“string“&gt;</text:p>
          </table:table-cell>
        </table:table-row>
      </table:table>
      <text:p text:style-name="P3"/>
      <table:table table:name="Table6" table:style-name="Table6">
        <table:table-column table:style-name="Table6.A"/>
        <table:table-row>
          <table:table-cell table:style-name="Table6.A1" office:value-type="string">
            <text:p text:style-name="P6">&lt;propertyAlias </text:p>
            <text:p text:style-name="P6"><text:s/>propertyName="pid"</text:p>
            <text:p text:style-name="P6"><text:s/>messageType="ode:pid"</text:p>
            <text:p text:style-name="P6"><text:s/>part="pid"&gt;</text:p>
            <text:p text:style-name="P6">&lt;/propertyAlias&gt;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1.058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7T21:59:09.99</meta:creation-date>
    <dc:date>2009-05-06T23:44:32.22</dc:date>
    <meta:editing-duration>PT14H39M05S</meta:editing-duration>
    <meta:editing-cycles>127</meta:editing-cycles>
    <meta:generator>OpenOffice.org/3.0$Win32 OpenOffice.org_project/300m15$Build-9379</meta:generator>
    <meta:document-statistic meta:table-count="9" meta:image-count="0" meta:object-count="0" meta:page-count="2" meta:paragraph-count="72" meta:word-count="112" meta:character-count="2032"/>
    <meta:user-defined meta:name="Info 1"/>
    <meta:user-defined meta:name="Info 2"/>
    <meta:user-defined meta:name="Info 3"/>
    <meta:user-defined meta:name="Info 4"/>
  </office:meta>
</office:document-meta>
</file>